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6.107cm" style:use-optimal-column-width="false"/>
    </style:style>
    <style:style style:name="co2" style:family="table-column">
      <style:table-column-properties style:column-width="5.269cm" style:use-optimal-column-width="false"/>
    </style:style>
    <style:style style:name="co3" style:family="table-column">
      <style:table-column-properties style:column-width="5.321cm" style:use-optimal-column-width="false"/>
    </style:style>
    <style:style style:name="co4" style:family="table-column">
      <style:table-column-properties style:column-width="4.893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83cm" style:use-optimal-row-height="false"/>
    </style:style>
    <style:style style:name="ce1" style:family="table-cell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margin-top="0.42cm" fo:margin-bottom="0.35cm" fo:text-align="center"/>
      <style:text-properties fo:font-size="13pt" style:font-size-asian="13pt" style:font-size-complex="13pt"/>
    </style:style>
    <style:style style:name="ce4" style:family="table-cell">
      <style:paragraph-properties fo:text-align="center"/>
      <style:text-properties fo:font-size="13pt" style:font-size-asian="13pt" style:font-size-complex="13pt"/>
    </style:style>
    <style:style style:name="P1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1.589cm" svg:height="6.754cm" svg:x="3.81cm" svg:y="2.2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Dataset</text:span></text:p>
              </table:table-cell>
              <table:table-cell>
                <text:p text:style-name="P1"><text:span text:style-name="T1">F1@5</text:span></text:p>
              </table:table-cell>
              <table:table-cell>
                <text:p text:style-name="P1"><text:span text:style-name="T1">F1@10</text:span></text:p>
              </table:table-cell>
              <table:table-cell>
                <text:p text:style-name="P1"><text:span text:style-name="T1">F1@15</text:span></text:p>
              </table:table-cell>
            </table:table-row>
            <table:table-row table:style-name="ro2" table:default-cell-style-name="ce4">
              <table:table-cell table:style-name="ce2">
                <text:p text:style-name="P2">DUC2001</text:p>
              </table:table-cell>
              <table:table-cell table:style-name="ce3">
                <text:p text:style-name="P3"><text:span text:style-name="T2">9.865943119918978</text:span></text:p>
              </table:table-cell>
              <table:table-cell>
                <text:p text:style-name="P4"><text:span text:style-name="T2">14.30648680575461</text:span></text:p>
              </table:table-cell>
              <table:table-cell>
                <text:p text:style-name="P4"><text:span text:style-name="T2">15.76862948132858</text:span></text:p>
              </table:table-cell>
            </table:table-row>
            <table:table-row table:style-name="ro1" table:default-cell-style-name="ce4">
              <table:table-cell table:style-name="ce2">
                <text:p text:style-name="P2">Inspec</text:p>
              </table:table-cell>
              <table:table-cell>
                <text:p text:style-name="P4"><text:span text:style-name="T2">15.446284017528086</text:span></text:p>
              </table:table-cell>
              <table:table-cell>
                <text:p text:style-name="P4"><text:span text:style-name="T2">19.885171256229356</text:span></text:p>
              </table:table-cell>
              <table:table-cell>
                <text:p text:style-name="P4"><text:span text:style-name="T2">21.76771102053851</text:span></text:p>
              </table:table-cell>
            </table:table-row>
            <table:table-row table:style-name="ro1" table:default-cell-style-name="ce4">
              <table:table-cell table:style-name="ce2">
                <text:p text:style-name="P2">Krapivin</text:p>
              </table:table-cell>
              <table:table-cell>
                <text:p text:style-name="P4"><text:span text:style-name="T2">7.680462901733822</text:span></text:p>
              </table:table-cell>
              <table:table-cell>
                <text:p text:style-name="P4"><text:span text:style-name="T2">8.635016044462098</text:span></text:p>
              </table:table-cell>
              <table:table-cell>
                <text:p text:style-name="P4"><text:span text:style-name="T2">8.79807907897949</text:span></text:p>
              </table:table-cell>
            </table:table-row>
            <table:table-row table:style-name="ro1" table:default-cell-style-name="ce4">
              <table:table-cell table:style-name="ce2">
                <text:p text:style-name="P2">Nus</text:p>
              </table:table-cell>
              <table:table-cell>
                <text:p text:style-name="P4"><text:span text:style-name="T2">0.22254828596442314</text:span></text:p>
              </table:table-cell>
              <table:table-cell>
                <text:p text:style-name="P4"><text:span text:style-name="T2">0.6132822033254911</text:span></text:p>
              </table:table-cell>
              <table:table-cell>
                <text:p text:style-name="P4"><text:span text:style-name="T2">1.7581398425559664</text:span></text:p>
              </table:table-cell>
            </table:table-row>
            <table:table-row table:style-name="ro1" table:default-cell-style-name="ce4">
              <table:table-cell table:style-name="ce2">
                <text:p text:style-name="P2">Semeval2010</text:p>
              </table:table-cell>
              <table:table-cell>
                <text:p text:style-name="P4"><text:span text:style-name="T2">7.5267391575703995</text:span></text:p>
              </table:table-cell>
              <table:table-cell>
                <text:p text:style-name="P4"><text:span text:style-name="T2">9.75747685074564</text:span></text:p>
              </table:table-cell>
              <table:table-cell>
                <text:p text:style-name="P4"><text:span text:style-name="T2">10.889482371446915</text:span></text:p>
              </table:table-cell>
            </table:table-row>
            <table:table-row table:style-name="ro1" table:default-cell-style-name="ce4">
              <table:table-cell table:style-name="ce2">
                <text:p text:style-name="P2">Semeval2017</text:p>
              </table:table-cell>
              <table:table-cell>
                <text:p text:style-name="P4"><text:span text:style-name="T2">12.368425457447419</text:span></text:p>
              </table:table-cell>
              <table:table-cell>
                <text:p text:style-name="P4"><text:span text:style-name="T2">19.326764402118958</text:span></text:p>
              </table:table-cell>
              <table:table-cell>
                <text:p text:style-name="P4"><text:span text:style-name="T2">22.30235756491398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3.395cm" svg:height="0.962cm" svg:x="3.81cm" svg:y="0.635cm">
          <draw:text-box>
            <text:p>MDERank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1:26:25.518982991</meta:creation-date>
    <dc:date>2025-03-24T20:04:45.631194399</dc:date>
    <meta:editing-duration>PT1H1M7S</meta:editing-duration>
    <meta:editing-cycles>2</meta:editing-cycles>
    <meta:generator>LibreOffice/24.8.5.2$Linux_X86_64 LibreOffice_project/480$Build-2</meta:generator>
    <meta:document-statistic meta:object-count="25"/>
  </office:meta>
</office:document-meta>
</file>